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RuleRange.ValidatorRuleRange( Long min , Lo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orRuleRange.ValidatorRuleRange( Double min , Double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